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972in" loext:contextual-spacing="false" fo:text-indent="0in" style:auto-text-indent="false" fo:padding="0in" fo:border="none"/>
      <style:text-properties fo:color="#313131" style:font-name="Open Sans" fo:font-size="9.60000038146973pt"/>
    </style:style>
    <style:style style:name="P2" style:family="paragraph" style:parent-style-name="Text_20_body" style:list-style-name="L1">
      <style:paragraph-properties fo:margin-left="0in" fo:margin-right="0in" fo:margin-top="0in" fo:margin-bottom="0.0972in" loext:contextual-spacing="false" fo:text-indent="0in" style:auto-text-indent="false" fo:padding="0in" fo:border="none"/>
      <style:text-properties fo:color="#313131" style:font-name="Open Sans"/>
    </style:style>
    <style:style style:name="P3" style:family="paragraph" style:parent-style-name="Text_20_body" style:list-style-name="L1">
      <style:paragraph-properties fo:margin-left="0in" fo:margin-right="0in" fo:margin-top="0in" fo:margin-bottom="0.0972in" loext:contextual-spacing="false" fo:text-indent="0in" style:auto-text-indent="false" fo:padding="0in" fo:border="none"/>
      <style:text-properties fo:color="#313131" style:font-name="inherit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5" style:family="paragraph" style:parent-style-name="Text_20_body" style:list-style-name="L1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313131" style:font-name="Open Sans"/>
    </style:style>
    <style:style style:name="P6" style:family="paragraph" style:parent-style-name="Heading_20_3">
      <style:text-properties fo:color="#3c3c3c" fo:font-weight="bold"/>
    </style:style>
    <style:style style:name="T1" style:family="text">
      <style:text-properties style:font-name="inherit"/>
    </style:style>
    <style:style style:name="T2" style:family="text">
      <style:text-properties style:font-name="inherit" fo:font-weight="bold" loext:padding="0in" loext:border="none"/>
    </style:style>
    <style:style style:name="T3" style:family="text">
      <style:text-properties fo:color="#313131" style:font-name="inherit"/>
    </style:style>
    <style:style style:name="T4" style:family="text">
      <style:text-properties fo:color="#313131" style:font-name="inherit" loext:padding="0in" loext:border="none"/>
    </style:style>
    <style:style style:name="T5" style:family="text">
      <style:text-properties fo:color="#313131" style:font-name="Open Sans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GRADING SCHEME</text:h>
      <text:p text:style-name="P1">This section contains information for those earning a certificate. Those auditing the course can skip this section and click next.</text:p>
      <text:list xml:id="list760771490" text:style-name="L1">
        <text:list-item>
          <text:p text:style-name="P2"><text:span text:style-name="T1">The course contains 6 Graded Quizzes. Each Graded Quiz carries an equal weight of 10% of the total grade.</text:span> </text:p>
        </text:list-item>
        <text:list-item>
          <text:p text:style-name="P4"><text:span text:style-name="T3">The minimum passing mark for the </text:span><text:span text:style-name="Strong_20_Emphasis"><text:span text:style-name="T4">course </text:span></text:span><text:span text:style-name="T3">is 70%.</text:span><text:span text:style-name="T5"> </text:span></text:p>
        </text:list-item>
        <text:list-item>
          <text:p text:style-name="P5"><text:span text:style-name="T1">Permitted attempts are per </text:span><text:span text:style-name="T2">question</text:span><text:span text:style-name="T1">:</text:span> </text:p>
          <text:list>
            <text:list-item>
              <text:p text:style-name="P3">One attempt - For True/False questions </text:p>
            </text:list-item>
            <text:list-item>
              <text:p text:style-name="P3">Two attempts - For any question other than True/False </text:p>
            </text:list-item>
          </text:list>
        </text:list-item>
        <text:list-item>
          <text:p text:style-name="P2"><text:span text:style-name="T1">There are no penalties for incorrect attempts.</text:span> </text:p>
        </text:list-item>
        <text:list-item>
          <text:p text:style-name="P4"><text:span text:style-name="T3">Clicking the "</text:span><text:span text:style-name="Strong_20_Emphasis"><text:span text:style-name="T3">Submit</text:span></text:span><text:span text:style-name="T3">" button when it appears, means your submission is </text:span><text:span text:style-name="Strong_20_Emphasis"><text:span text:style-name="T4">FINAL</text:span></text:span><text:span text:style-name="T3">. <text:s/>You will </text:span><text:span text:style-name="Strong_20_Emphasis"><text:span text:style-name="T4">NOT </text:span></text:span><text:span text:style-name="T3">be able to resubmit your answer to that question again.</text:span><text:span text:style-name="T5"> </text:span></text:p>
        </text:list-item>
        <text:list-item>
          <text:p text:style-name="P2"><text:span text:style-name="T1">Check your grades in the course at any time by clicking on the "Progress" tab.</text:span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1T09:11:53.463000000</meta:creation-date>
    <dc:date>2022-02-11T09:13:45.967000000</dc:date>
    <meta:editing-duration>PT1M53S</meta:editing-duration>
    <meta:editing-cycles>1</meta:editing-cycles>
    <meta:document-statistic meta:table-count="0" meta:image-count="0" meta:object-count="0" meta:page-count="1" meta:paragraph-count="10" meta:word-count="125" meta:character-count="716" meta:non-whitespace-character-count="600"/>
    <meta:generator>LibreOffice/6.2.5.2$Windows_X86_64 LibreOffice_project/1ec314fa52f458adc18c4f025c545a4e8b22c159</meta:generator>
  </office:meta>
</office:document-meta>
</file>